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99cc" draw:textarea-horizontal-align="center" draw:textarea-vertical-align="middle"/>
    </style:style>
    <style:style style:name="gr3" style:family="graphic" style:parent-style-name="standard">
      <style:graphic-properties svg:stroke-width="0.051cm" svg:stroke-color="#ffff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102cm" svg:stroke-color="#6699cc" draw:marker-start-width="0.352cm" draw:marker-end-width="0.352cm" draw:fill="solid" draw:fill-color="#6699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="Arrow" draw:marker-start-width="0.381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3.175cm" svg:x="5.991cm" svg:y="7.842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11.429cm" svg:height="2.648cm" svg:x="5.991cm" svg:y="7.507cm" svg:viewBox="0 0 11430 2649" draw:points="0,0 11430,0 11430,635 10160,635 9531,721 8959,952 8517,1254 8166,1525 7634,1846 7072,2207 6269,2579 5405,2649 4542,2629 3718,2388 3116,2107 2664,1665 2263,1173 1841,641 1309,561 636,561 0,635">
          <text:p/>
        </draw:polygon>
        <draw:g>
          <draw:custom-shape draw:style-name="gr3" draw:text-style-name="P1" draw:layer="layout" svg:width="0.635cm" svg:height="1.27cm" svg:x="10.001cm" svg:y="8.4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32cm" svg:height="0.432cm" svg:x="10.398cm" svg:y="8.74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432cm" svg:height="0.432cm" svg:x="10.398cm" svg:y="8.84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1" draw:layer="layout" svg:width="0.635cm" svg:height="1.27cm" draw:transform="rotate (-1.5707963267949) translate (14.246cm 7.9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32cm" svg:height="0.432cm" draw:transform="rotate (-1.5707963267949) translate (13.946cm 8.345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432cm" svg:height="0.432cm" draw:transform="rotate (-1.5707963267949) translate (13.846cm 8.345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layer="layout" svg:width="1.874cm" svg:height="0.962cm" svg:x="10.802cm" svg:y="8.167cm">
          <draw:text-box>
            <text:p>c_do</text:p>
          </draw:text-box>
        </draw:frame>
        <draw:frame draw:style-name="gr6" draw:layer="layout" svg:width="1.488cm" svg:height="0.962cm" svg:x="8.618cm" svg:y="7.507cm">
          <draw:text-box>
            <text:p>c_z</text:p>
          </draw:text-box>
        </draw:frame>
        <draw:line draw:style-name="gr7" draw:text-style-name="P1" draw:layer="layout" svg:x1="11.437cm" svg:y1="8.091cm" svg:x2="11.437cm" svg:y2="6.821cm">
          <text:p/>
        </draw:line>
        <draw:line draw:style-name="gr8" draw:text-style-name="P1" draw:layer="layout" svg:x1="11.837cm" svg:y1="8.191cm" svg:x2="11.837cm" svg:y2="6.921cm">
          <text:p/>
        </draw:line>
        <draw:custom-shape draw:style-name="gr5" draw:text-style-name="P1" draw:layer="layout" svg:width="0.208cm" svg:height="3.785cm" svg:x="5.887cm" svg:y="7.3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3.785cm" svg:x="16.24cm" svg:y="7.37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11cm" svg:y1="7.819cm" svg:x2="6.38cm" svg:y2="7.819cm">
          <text:p/>
        </draw:line>
        <draw:line draw:style-name="gr8" draw:text-style-name="P1" draw:layer="layout" svg:x1="16.975cm" svg:y1="7.836cm" svg:x2="15.705cm" svg:y2="7.836cm">
          <text:p/>
        </draw:line>
        <draw:frame draw:style-name="gr6" draw:layer="layout" svg:width="2.716cm" svg:height="2.384cm" svg:x="2.729cm" svg:y="6.871cm">
          <draw:text-box>
            <text:p>q_in,</text:p>
            <text:p>c_z_in,</text:p>
            <text:p>c_do_in</text:p>
          </draw:text-box>
        </draw:frame>
        <draw:frame draw:style-name="gr6" draw:layer="layout" svg:width="1.874cm" svg:height="0.962cm" svg:x="16.906cm" svg:y="7.25cm">
          <draw:text-box>
            <text:p>q_ex</text:p>
          </draw:text-box>
        </draw:frame>
        <draw:frame draw:style-name="gr6" draw:layer="layout" svg:width="0.82cm" svg:height="0.962cm" svg:x="8.97cm" svg:y="8.62cm">
          <draw:text-box>
            <text:p>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Kneis</meta:initial-creator>
    <meta:creation-date>2011-07-14T18:52:34</meta:creation-date>
    <meta:generator>LibreOffice/4.2.7.2$Linux_X86_64 LibreOffice_project/420m0$Build-2</meta:generator>
    <dc:date>2015-03-23T15:11:55.392256998</dc:date>
    <meta:editing-duration>PT3H31M17S</meta:editing-duration>
    <meta:editing-cycles>13</meta:editing-cycles>
    <meta:document-statistic meta:object-count="21"/>
  </office:meta>
</office:document-meta>
</file>